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8faab4c981d24b9327f76a0cb43e6b0" style:family="table-column">
      <style:table-column-properties fo:break-before="auto" style:use-optimal-column-width="false" style:column-width="6cm"/>
    </style:style>
    <style:style style:name="odsStyleTableColumn-fd1567e293da8c3b4c0d4da0c8635f8a" style:family="table-column">
      <style:table-column-properties fo:break-before="auto" style:use-optimal-column-width="false" style:column-width="5cm"/>
    </style:style>
    <style:style style:name="odsStyleTableColumn-6bb85d5471651d54116b3450860275d2" style:family="table-column">
      <style:table-column-properties fo:break-before="auto" style:use-optimal-column-width="false" style:column-width="3cm"/>
    </style:style>
    <style:style style:name="odsStyleTableCell-40ebc486e56de6021d99f3d648f1bfa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3fa548d0bc96b686a45a80d7721da7d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a6a67ff5cc6e541e35687b1466d342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52a767245c44a58ae5d9b0c3771571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d84993f3a8510a3b93f824c33416a89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8faab4c981d24b9327f76a0cb43e6b0" table:default-cell-style-name="Default"/>
        <table:table-column table:style-name="odsStyleTableColumn-fd1567e293da8c3b4c0d4da0c8635f8a" table:default-cell-style-name="Default"/>
        <table:table-column table:style-name="odsStyleTableColumn-6bb85d5471651d54116b3450860275d2" table:default-cell-style-name="Default"/>
        <table:table-column table:style-name="odsStyleTableColumn-6bb85d5471651d54116b3450860275d2" table:default-cell-style-name="Default"/>
        <table:table-column table:style-name="odsStyleTableColumn-6bb85d5471651d54116b3450860275d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0ebc486e56de6021d99f3d648f1bfa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3fa548d0bc96b686a45a80d7721da7d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3fa548d0bc96b686a45a80d7721da7d6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3fa548d0bc96b686a45a80d7721da7d6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3fa548d0bc96b686a45a80d7721da7d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a6a67ff5cc6e541e35687b1466d3424" office:value-type="string">
            <text:p>PAIS</text:p>
          </table:table-cell>
          <table:table-cell table:style-name="odsStyleTableCell-1a6a67ff5cc6e541e35687b1466d3424" office:value-type="string">
            <text:p>UNIDAD MONETARIA</text:p>
          </table:table-cell>
          <table:table-cell table:style-name="odsStyleTableCell-1a6a67ff5cc6e541e35687b1466d3424" office:value-type="string">
            <text:p>MONEDA</text:p>
          </table:table-cell>
          <table:table-cell table:style-name="odsStyleTableCell-1a6a67ff5cc6e541e35687b1466d3424" office:value-type="string">
            <text:p>TIPO DE CAMBIO EN Bs POR UNIDAD DE MONEDA EXTRANJERA</text:p>
          </table:table-cell>
          <table:table-cell table:style-name="odsStyleTableCell-1a6a67ff5cc6e541e35687b1466d342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fa548d0bc96b686a45a80d7721da7d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a6a67ff5cc6e541e35687b1466d3424" office:value-type="string">
            <text:p> </text:p>
          </table:table-cell>
          <table:table-cell table:style-name="odsStyleTableCell-1a6a67ff5cc6e541e35687b1466d3424" office:value-type="string">
            <text:p>UNIDAD MONETARIA</text:p>
          </table:table-cell>
          <table:table-cell table:style-name="odsStyleTableCell-1a6a67ff5cc6e541e35687b1466d3424" office:value-type="string">
            <text:p>MONEDA</text:p>
          </table:table-cell>
          <table:table-cell table:style-name="odsStyleTableCell-1a6a67ff5cc6e541e35687b1466d342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fa548d0bc96b686a45a80d7721da7d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a6a67ff5cc6e541e35687b1466d3424" office:value-type="string">
            <text:p> </text:p>
          </table:table-cell>
        </table:table-row>
        <table:table-row table:style-name="ro1">
          <table:table-cell table:style-name="odsStyleTableCell-952a767245c44a58ae5d9b0c3771571c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84993f3a8510a3b93f824c33416a89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2</meta:creation-date>
    <meta:generator>ods générator</meta:generator>
    <dc:date>2024-10-15T21:15:12</dc:date>
    <meta:editing-duration>PT1S</meta:editing-duration>
    <meta:editing-cycles>1</meta:editing-cycles>
    <meta:document-statistic meta:table-count="1" meta:cell-count="4" meta:object-count="0"/>
  </office:meta>
</office:document-meta>
</file>